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 style:data-style-name="N100">
      <style:table-cell-properties fo:background-color="#ffff99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5" style:family="table-cell" style:parent-style-name="Default">
      <style:text-properties fo:font-style="italic" style:font-style-asian="italic" style:font-style-complex="italic"/>
    </style:style>
    <style:style style:name="ce259" style:family="table-cell" style:parent-style-name="Default" style:data-style-name="N0"/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4" style:family="table-cell" style:parent-style-name="Default" style:data-style-name="N0">
      <style:table-cell-properties fo:background-color="#ffff00"/>
    </style:style>
    <style:style style:name="ce266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>
      <style:text-properties fo:font-weight="bold" style:font-weight-asian="bold" style:font-weight-complex="bold"/>
    </style:style>
    <style:style style:name="ce361" style:family="table-cell" style:parent-style-name="Default">
      <style:text-properties fo:color="#999999" fo:font-style="italic" style:font-style-asian="italic" style:font-style-complex="italic"/>
    </style:style>
    <style:style style:name="ce36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09">
      <style:table-cell-properties style:vertical-align="automatic"/>
    </style:style>
    <style:style style:name="ce3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vertical-align="automatic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99"/>
    </style:style>
    <style:style style:name="ce4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2" style:family="table-cell" style:parent-style-name="Default">
      <style:table-cell-properties fo:wrap-option="wrap"/>
    </style: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ackground-color="#ffff99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3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3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3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3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4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ff"/>
    </style:style>
    <style:style style:name="T4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2. Preparation'.$H$3]" office:value-type="time" office:time-value="PT01H55M00S" calcext:value-type="time">
            <text:p>01:55</text:p>
          </table:table-cell>
          <table:table-cell table:style-name="ce147" table:formula="of:=['2. Preparation'.$J$3]" office:value-type="time" office:time-value="PT27H55M00S" calcext:value-type="time">
            <text:p>27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3. Final Testing'.$H$3]" office:value-type="time" office:time-value="PT01H30M00S" calcext:value-type="time">
            <text:p>01:30</text:p>
          </table:table-cell>
          <table:table-cell table:style-name="ce147" table:formula="of:=['3. Final Testing'.$J$3]" office:value-type="time" office:time-value="PT29H25M00S" calcext:value-type="time">
            <text:p>29:2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7" table:formula="of:=['4. Build'.$H$3]" office:value-type="time" office:time-value="PT00H40M00S" calcext:value-type="time">
            <text:p>00:40</text:p>
          </table:table-cell>
          <table:table-cell table:style-name="ce147" table:formula="of:=['4. Build'.$J$3]" office:value-type="time" office:time-value="PT30H05M00S" calcext:value-type="time">
            <text:p>30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7" table:formula="of:=['7. Upload'.$H$3]" office:value-type="time" office:time-value="PT01H20M00S" calcext:value-type="time">
            <text:p>01:20</text:p>
          </table:table-cell>
          <table:table-cell table:style-name="ce147" table:formula="of:=['7. Upload'.$J$3]" office:value-type="time" office:time-value="PT32H00M00S" calcext:value-type="time">
            <text:p>32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8. Finalization'.$H$3]" office:value-type="time" office:time-value="PT03H45M00S" calcext:value-type="time">
            <text:p>03:45</text:p>
          </table:table-cell>
          <table:table-cell table:style-name="ce147" table:formula="of:=['8. Finalization'.$J$3]" office:value-type="time" office:time-value="PT35H15M00S" calcext:value-type="time">
            <text:p>35:1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34"/>
          <table:table-cell table:style-name="ce142" table:number-columns-repeated="2"/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5" office:value-type="string" calcext:value-type="string">
            <text:p>2021-0x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61" office:value-type="string" calcext:value-type="string">
            <text:p>2600</text:p>
          </table:table-cell>
          <table:table-cell table:style-name="ce157"/>
          <table:table-cell office:value-type="string" calcext:value-type="string">
            <text:p>4.8</text:p>
          </table:table-cell>
          <table:table-cell table:style-name="ce163"/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overall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2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584])" office:value-type="time" office:time-value="PT27H55M00S" calcext:value-type="time">
            <text:p>27:5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30M00S" calcext:value-type="time">
            <text:p>26:3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26">&gt; Additional increment makes sense…</text:span></text:p>
            <text:p><text:span text:style-name="T26">    …if source code gets used by other software.</text:span></text:p>
            <text:p><text:span text:style-name="T26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26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26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2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26">    &gt; Includes file header of Template.cs</text:span></text:p>
            <text:p><text:span text:style-name="T27">    &gt; Includes </text:span><text:span text:style-name="T28">this</text:span><text:span text:style-name="T29">.label_Version.Text = </text:span><text:span text:style-name="T30">"Version 2.0.0"</text:span><text:span text:style-name="T29">;</text:span><text:span text:style-name="T27"> in WelcomeScreen.Designer.cs</text:span></text:p>
            <text:p><text:span text:style-name="T27">     ( FileVersionsTest.cs is OK. )</text:span></text:p>
            <text:p><text:span text:style-name="T2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27">Set </text:span><text:span text:style-name="T31">ProductBuildDesignation</text:span><text:span text:style-name="T2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27">Set </text:span><text:span text:style-name="T31">ProductVersionStabilityIndication</text:span><text:span text:style-name="T2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35M00S" calcext:value-type="time">
            <text:p>26:3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05M00S" calcext:value-type="time">
            <text:p>27:0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32">Quick-Diff "\!-Settings\!-Current\</text:span><text:span text:style-name="T33">*Default.xml</text:span><text:span text:style-name="T3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10M00S" calcext:value-type="time">
            <text:p>03:1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26">Archive </text:span><text:span text:style-name="T33">*Default.xml</text:span><text:span text:style-name="T3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26">Archive </text:span><text:span text:style-name="T3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40M00S" calcext:value-type="time">
            <text:p>03:4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35">               Location = </text:span><text:span text:style-name="T36">&lt;</text:span><text:span text:style-name="T37">X</text:span><text:span text:style-name="T38">&gt;</text:span><text:span text:style-name="T39">390</text:span><text:span text:style-name="T38">&lt;/</text:span><text:span text:style-name="T37">X</text:span><text:span text:style-name="T3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7H55M00S" calcext:value-type="time">
            <text:p>27:5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8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2. Preparation'.$J$3]" office:value-type="time" office:time-value="PT27H55M00S" calcext:value-type="time">
            <text:p>27:55</text:p>
          </table:table-cell>
          <table:table-cell table:style-name="ce251" table:formula="of:=MAX([.I4:.I65603])" office:value-type="time" office:time-value="PT29H25M00S" calcext:value-type="time">
            <text:p>29:2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05M00S" calcext:value-type="time">
            <text:p>28:0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32">Note: Rescan just takes a </text:span><text:span text:style-name="T33">few seconds</text:span><text:span text:style-name="T3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15M00S" calcext:value-type="time">
            <text:p>28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Note: Analysis just </text:span><text:span text:style-name="T32">take a </text:span><text:span text:style-name="T33">few seconds</text:span><text:span text:style-name="T3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15M00S" calcext:value-type="time">
            <text:p>29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32">Build </text:span><text:span text:style-name="T33">'Release Test'</text:span><text:span text:style-name="T3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32">Note: Run takes around </text:span><text:span text:style-name="T33">two hours</text:span><text:span text:style-name="T34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40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40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40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2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18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29H25M00S" calcext:value-type="time">
            <text:p>29:25</text:p>
          </table:table-cell>
          <table:table-cell table:style-name="ce333" table:formula="of:=MAX([.I4:.I65518])" office:value-type="time" office:time-value="PT30H05M00S" calcext:value-type="time">
            <text:p>30:0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35M00S" calcext:value-type="time">
            <text:p>29:3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2])+[.G13]" office:value-type="time" office:time-value="PT29H45M00S" calcext:value-type="time">
            <text:p>29:4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26">Check and update year of "!-ReadMe.txt" in the offline archive "\YAT\Releases and Checkpoints"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<text:span text:style-name="T27">&gt; e.g. "</text:span><text:span text:style-name="T31">2003-2019 Matthias Kläy</text:span><text:span text:style-name="T27">" *.txt throughout "\Template"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2])+[.G23]" office:value-type="time" office:time-value="PT30H05M00S" calcext:value-type="time">
            <text:p>30:0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                               using ‘Build Solution’ / [F6].</text:p>
            <text:p><text:span text:style-name="T2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26">&gt; Build "Release" configuration for "x64"                                using ‘Build Solution’ / [F6]</text:span>.</text:p>
            <text:p><text:span text:style-name="T2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26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26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505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2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30H05M00S" calcext:value-type="time">
            <text:p>30:05</text:p>
          </table:table-cell>
          <table:table-cell table:style-name="ce251" table:formula="of:=MAX([.I4:.I65502])" office:value-type="time" office:time-value="PT30H40M00S" calcext:value-type="time">
            <text:p>30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10M00S" calcext:value-type="time">
            <text:p>30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5.1.5." calcext:value-type="string">
            <text:p>5.1.5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12])+[.G14]" office:value-type="time" office:time-value="PT30H15M00S" calcext:value-type="time">
            <text:p>30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2])+[.G17]" office:value-type="time" office:time-value="PT30H40M00S" calcext:value-type="time">
            <text:p>30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22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22])" office:value-type="time" office:time-value="PT31H10M00S" calcext:value-type="time">
            <text:p>31:1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4])+[.G5]" office:value-type="time" office:time-value="PT30H55M00S" calcext:value-type="time">
            <text:p>30:5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15])+[.G1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   &gt; Open </text:span><text:span text:style-name="T4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   &gt; Copy "DejaVu Info" from installed </text:span><text:span text:style-name="T26"><text:a xlink:href="../../../../../../../../Program%20Files/YAT" xlink:type="simple">C:\Program Files\YAT</text:a></text:span><text:span text:style-name="T4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   &gt; Copy "netrtfwriter Info" from installed </text:span><text:span text:style-name="T4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3])" office:value-type="time" office:time-value="PT32H00M00S" calcext:value-type="time">
            <text:p>32:0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7])+[.G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8]; COUNTA([.C$9:.C9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1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2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3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2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24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25])+[.G26]" office:value-type="time" office:time-value="PT31H40M00S" calcext:value-type="time">
            <text:p>31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8])+[.G39]" office:value-type="time" office:time-value="PT31H50M00S" calcext:value-type="time">
            <text:p>31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2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00M00S" calcext:value-type="time">
            <text:p>32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8])" office:value-type="time" office:time-value="PT03H45M00S" calcext:value-type="time">
            <text:p>03:45</text:p>
          </table:table-cell>
          <table:table-cell table:style-name="ce242" table:formula="of:=['7. Upload'.$J$3]" office:value-type="time" office:time-value="PT32H00M00S" calcext:value-type="time">
            <text:p>32:00</text:p>
          </table:table-cell>
          <table:table-cell table:style-name="ce251" table:formula="of:=MAX([.I4:.I65548])" office:value-type="time" office:time-value="PT35H15M00S" calcext:value-type="time">
            <text:p>35:1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2H30M00S" calcext:value-type="time">
            <text:p>32:3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4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1])+[.G22]" office:value-type="time" office:time-value="PT32H45M00S" calcext:value-type="time">
            <text:p>32:4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8])+[.G29]" office:value-type="time" office:time-value="PT33H00M00S" calcext:value-type="time">
            <text:p>09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8])+[.G38]" office:value-type="time" office:time-value="PT33H45M00S" calcext:value-type="time">
            <text:p>09:4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6])+[.G44]" office:value-type="time" office:time-value="PT33H15M00S" calcext:value-type="time">
            <text:p>09:1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59])+[.G60]" office:value-type="time" office:time-value="PT34H00M00S" calcext:value-type="time">
            <text:p>10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2])+[.G68]" office:value-type="time" office:time-value="PT35H00M00S" calcext:value-type="time">
            <text:p>11:0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4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3])+[.G74]" office:value-type="time" office:time-value="PT35H15M00S" calcext:value-type="time">
            <text:p>11:1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2">Set product version in MKY file headers </text:span><text:span text:style-name="T33">*.* throughout "\Trunk\MKY"</text:span><text:span text:style-name="T34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26">&gt; Append</text:span><text:span text:style-name="T27"> 'Development', e.g. '</text:span><text:span text:style-name="T44">// MKY Version 1.0.28 Development</text:span><text:span text:style-name="T2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26">&gt; Append</text:span><text:span text:style-name="T27"> 'Development', e.g. '</text:span><text:span text:style-name="T44">// NUnit Version 1.0.22 Development</text:span><text:span text:style-name="T2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26">&gt; Append </text:span><text:span text:style-name="T27">'Development', e.g. '</text:span><text:span text:style-name="T44">// YAT Version 2.3.90 Development</text:span><text:span text:style-name="T2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22:03:42.3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H41M52S</meta:editing-duration>
    <meta:editing-cycles>514</meta:editing-cycles>
    <meta:generator>LibreOffice/6.4.3.2$Windows_X86_64 LibreOffice_project/747b5d0ebf89f41c860ec2a39efd7cb15b54f2d8</meta:generator>
    <meta:initial-creator>Matthias Kläy</meta:initial-creator>
    <dc:date>2021-01-27T22:12:42.773000000</dc:date>
    <meta:print-date>2020-09-07T21:30:33.104000000</meta:print-date>
    <meta:document-statistic meta:table-count="9" meta:cell-count="1508" meta:object-count="0"/>
  </office:meta>
</office:document-meta>
</file>